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(A)</text:p>
          </table:table-cell>
          <table:table-cell office:value-type="string" table:style-name="ce1">
            <text:p>m (kg)</text:p>
          </table:table-cell>
          <table:table-cell office:value-type="string" table:style-name="ce1">
            <text:p>F (N)</text:p>
          </table:table-cell>
          <table:table-cell office:value-type="string" table:style-name="ce1">
            <text:p>L (m)</text:p>
          </table:table-cell>
          <table:table-cell office:value-type="string" table:style-name="ce1">
            <text:p>Circuito</text:p>
          </table:table-cell>
          <table:table-cell office:value-type="string" table:style-name="ce1">
            <text:p>m*Dg</text:p>
          </table:table-cell>
          <table:table-cell office:value-type="string" table:style-name="ce1">
            <text:p>g*Dm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F-DF</text:p>
          </table:table-cell>
          <table:table-cell office:value-type="string" table:style-name="ce1">
            <text:p>F+DF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6027000000000002" table:formula="of:=160.27*0.001" table:style-name="ce1">
            <text:p>0,16027</text:p>
          </table:table-cell>
          <table:table-cell office:value-type="float" office:value="1.5705885111510001" table:formula="of:=[.B2]*9.7996413" table:style-name="ce1">
            <text:p>1,570588511</text:p>
          </table:table-cell>
          <table:table-cell office:value-type="float" office:value="7.8000000000000005E-3" table:formula="of:=0.78*0.01" table:style-name="ce1">
            <text:p>0,0078</text:p>
          </table:table-cell>
          <table:table-cell office:value-type="string" table:style-name="ce1">
            <text:p>SF40</text:p>
          </table:table-cell>
          <table:table-cell office:value-type="float" office:value="1.6027000000000002E-8" table:formula="of:=[.B2]*0.0000001" table:style-name="ce1">
            <text:p>1,6027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44E-5" table:formula="of:=[.F2]+[.G2]" table:style-name="ce1">
            <text:p>9,80124E-05</text:p>
          </table:table-cell>
          <table:table-cell office:value-type="float" office:value="1.570490498711" table:formula="of:=[.C2]-[.H2]" table:style-name="ce1">
            <text:p>1,570490499</text:p>
          </table:table-cell>
          <table:table-cell office:value-type="float" office:value="1.5706865235910001" table:formula="of:=[.H2]+[.C2]" table:style-name="ce1">
            <text:p>1,570686524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6011000000000003" table:formula="of:=160.11*0.001" table:style-name="ce1">
            <text:p>0,16011</text:p>
          </table:table-cell>
          <table:table-cell office:value-type="float" office:value="1.5690205685430001" table:formula="of:=[.B3]*9.7996413" table:style-name="ce1">
            <text:p>1,569020569</text:p>
          </table:table-cell>
          <table:table-cell office:value-type="float" office:value="2.01E-2" table:formula="of:=2.01*0.01" table:style-name="ce1">
            <text:p>0,0201</text:p>
          </table:table-cell>
          <table:table-cell office:value-type="string" table:style-name="ce1">
            <text:p>SF37</text:p>
          </table:table-cell>
          <table:table-cell office:value-type="float" office:value="1.6011000000000004E-8" table:formula="of:=[.B3]*0.0000001" table:style-name="ce1">
            <text:p>1,6011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424000000009E-5" table:formula="of:=[.F3]+[.G3]" table:style-name="ce1">
            <text:p>9,80124E-05</text:p>
          </table:table-cell>
          <table:table-cell office:value-type="float" office:value="1.5689225561190001" table:formula="of:=[.C3]-[.H3]" table:style-name="ce1">
            <text:p>1,568922556</text:p>
          </table:table-cell>
          <table:table-cell office:value-type="float" office:value="1.5691185809670001" table:formula="of:=[.H3]+[.C3]" table:style-name="ce1">
            <text:p>1,569118581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6003000000000001" table:formula="of:=160.03*0.001" table:style-name="ce1">
            <text:p>0,16003</text:p>
          </table:table-cell>
          <table:table-cell office:value-type="float" office:value="1.568236597239" table:formula="of:=[.B4]*9.7996413" table:style-name="ce1">
            <text:p>1,568236597</text:p>
          </table:table-cell>
          <table:table-cell office:value-type="float" office:value="2.7525000000000001E-2" table:formula="of:=2.7525*0.01" table:style-name="ce1">
            <text:p>0,027525</text:p>
          </table:table-cell>
          <table:table-cell office:value-type="string" table:style-name="ce1">
            <text:p>SF39</text:p>
          </table:table-cell>
          <table:table-cell office:value-type="float" office:value="1.6003000000000001E-8" table:formula="of:=[.B4]*0.0000001" table:style-name="ce1">
            <text:p>1,6003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416000000001E-5" table:formula="of:=[.F4]+[.G4]" table:style-name="ce1">
            <text:p>9,80124E-05</text:p>
          </table:table-cell>
          <table:table-cell office:value-type="float" office:value="1.5681385848230001" table:formula="of:=[.C4]-[.H4]" table:style-name="ce1">
            <text:p>1,568138585</text:p>
          </table:table-cell>
          <table:table-cell office:value-type="float" office:value="1.5683346096549999" table:formula="of:=[.H4]+[.C4]" table:style-name="ce1">
            <text:p>1,56833461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5975999999999999" table:formula="of:=159.76*0.001" table:style-name="ce1">
            <text:p>0,15976</text:p>
          </table:table-cell>
          <table:table-cell office:value-type="float" office:value="1.5655906940879998" table:formula="of:=[.B5]*9.7996413" table:style-name="ce1">
            <text:p>1,565590694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office:value-type="float" office:value="1.5975999999999997E-8" table:formula="of:=[.B5]*0.0000001" table:style-name="ce1">
            <text:p>1,5976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389E-5" table:formula="of:=[.F5]+[.G5]" table:style-name="ce1">
            <text:p>9,80124E-05</text:p>
          </table:table-cell>
          <table:table-cell office:value-type="float" office:value="1.5654926816989998" table:formula="of:=[.C5]-[.H5]" table:style-name="ce1">
            <text:p>1,565492682</text:p>
          </table:table-cell>
          <table:table-cell office:value-type="float" office:value="1.5656887064769998" table:formula="of:=[.H5]+[.C5]" table:style-name="ce1">
            <text:p>1,565688706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5965000000000001" table:formula="of:=159.65*0.001" table:style-name="ce1">
            <text:p>0,15965</text:p>
          </table:table-cell>
          <table:table-cell office:value-type="float" office:value="1.564512733545" table:formula="of:=[.B6]*9.7996413" table:style-name="ce1">
            <text:p>1,564512734</text:p>
          </table:table-cell>
          <table:table-cell office:value-type="float" office:value="3.7749999999999999E-2" table:formula="of:=3.775*0.01" table:style-name="ce1">
            <text:p>0,03775</text:p>
          </table:table-cell>
          <table:table-cell office:value-type="string" table:style-name="ce1">
            <text:p>SF41</text:p>
          </table:table-cell>
          <table:table-cell office:value-type="float" office:value="1.5965000000000001E-8" table:formula="of:=[.B6]*0.0000001" table:style-name="ce1">
            <text:p>1,5965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378000000004E-5" table:formula="of:=[.F6]+[.G6]" table:style-name="ce1">
            <text:p>9,80124E-05</text:p>
          </table:table-cell>
          <table:table-cell office:value-type="float" office:value="1.5644147211670001" table:formula="of:=[.C6]-[.H6]" table:style-name="ce1">
            <text:p>1,564414721</text:p>
          </table:table-cell>
          <table:table-cell office:value-type="float" office:value="1.5646107459229999" table:formula="of:=[.H6]+[.C6]" table:style-name="ce1">
            <text:p>1,564610746</text:p>
          </table:table-cell>
          <table:table-cell table:number-columns-repeated="16374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5912999999999999" table:formula="of:=159.13*0.001" table:style-name="ce1">
            <text:p>0,15913</text:p>
          </table:table-cell>
          <table:table-cell office:value-type="float" office:value="1.5594169200689998" table:formula="of:=[.B7]*9.7996413" table:style-name="ce1">
            <text:p>1,55941692</text:p>
          </table:table-cell>
          <table:table-cell office:value-type="float" office:value="0.04" table:style-name="ce1">
            <text:p>0,04</text:p>
          </table:table-cell>
          <table:table-cell office:value-type="string" table:style-name="ce1">
            <text:p>SF42</text:p>
          </table:table-cell>
          <table:table-cell office:value-type="float" office:value="1.5912999999999998E-8" table:formula="of:=[.B7]*0.0000001" table:style-name="ce1">
            <text:p>1,5913E-08</text:p>
          </table:table-cell>
          <table:table-cell office:value-type="float" office:value="9.7996413000000005E-5" table:formula="of:=0.00001*9.7996413" table:style-name="ce1">
            <text:p>9,79964E-05</text:p>
          </table:table-cell>
          <table:table-cell office:value-type="float" office:value="9.8012326000000008E-5" table:formula="of:=[.F7]+[.G7]" table:style-name="ce1">
            <text:p>9,80123E-05</text:p>
          </table:table-cell>
          <table:table-cell office:value-type="float" office:value="1.5593189077429999" table:formula="of:=[.C7]-[.H7]" table:style-name="ce1">
            <text:p>1,559318908</text:p>
          </table:table-cell>
          <table:table-cell office:value-type="float" office:value="1.5595149323949997" table:formula="of:=[.H7]+[.C7]" table:style-name="ce1">
            <text:p>1,559514932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I(A)</text:p>
          </table:table-cell>
          <table:table-cell office:value-type="string" table:style-name="ce1">
            <text:p>m (kg)</text:p>
          </table:table-cell>
          <table:table-cell office:value-type="string" table:style-name="ce1">
            <text:p>F (N)</text:p>
          </table:table-cell>
          <table:table-cell office:value-type="string" table:style-name="ce1">
            <text:p>L (m)</text:p>
          </table:table-cell>
          <table:table-cell office:value-type="string" table:style-name="ce1">
            <text:p>Circuito</text:p>
          </table:table-cell>
          <table:table-cell table:number-columns-repeated="2" table:style-name="ce1"/>
          <table:table-cell office:value-type="string" table:style-name="ce1">
            <text:p>DF</text:p>
          </table:table-cell>
          <table:table-cell table:number-columns-repeated="16376" table:style-name="ce1"/>
        </table:table-row>
        <table:table-row table:style-name="ro1">
          <table:table-cell office:value-type="float" office:value="1.75" table:style-name="ce1">
            <text:p>1,75</text:p>
          </table:table-cell>
          <table:table-cell office:value-type="float" office:value="0.15964" table:style-name="ce1">
            <text:p>0,15964</text:p>
          </table:table-cell>
          <table:table-cell office:value-type="float" office:value="1.5644147371319999" table:formula="of:=[.B12]*9.7996413" table:style-name="ce1">
            <text:p>1,564414737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style-name="ce1"/>
          <table:table-cell table:style-name="ce3"/>
          <table:table-cell office:value-type="float" office:value="9.8012377000000008E-5" table:formula="of:=0.00001*9.7996413+[.B12]*0.0000001" table:style-name="ce1">
            <text:p>9,80124E-0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5956000000000001" table:style-name="ce1">
            <text:p>0,15956</text:p>
          </table:table-cell>
          <table:table-cell office:value-type="float" office:value="1.563630765828" table:formula="of:=[.B13]*9.7996413" table:style-name="ce1">
            <text:p>1,563630766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number-columns-repeated="2" table:style-name="ce1"/>
          <table:table-cell office:value-type="float" office:value="9.8012368999999999E-5" table:formula="of:=0.00001*9.7996413+[.B13]*0.0000001" table:style-name="ce1">
            <text:p>9,80124E-05</text:p>
          </table:table-cell>
          <table:table-cell table:number-columns-repeated="16376" table:style-name="ce1"/>
        </table:table-row>
        <table:table-row table:style-name="ro1">
          <table:table-cell office:value-type="float" office:value="2.25" table:style-name="ce1">
            <text:p>2,25</text:p>
          </table:table-cell>
          <table:table-cell office:value-type="float" office:value="0.15947" table:style-name="ce1">
            <text:p>0,15947</text:p>
          </table:table-cell>
          <table:table-cell office:value-type="float" office:value="1.562748798111" table:formula="of:=[.B14]*9.7996413" table:style-name="ce1">
            <text:p>1,562748798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style-name="ce1"/>
          <table:table-cell table:style-name="ce3"/>
          <table:table-cell office:value-type="float" office:value="9.8012360000000008E-5" table:formula="of:=0.00001*9.7996413+[.B14]*0.0000001" table:style-name="ce1">
            <text:p>9,80124E-05</text:p>
          </table:table-cell>
          <table:table-cell table:number-columns-repeated="16376" table:style-name="ce1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15936" table:style-name="ce1">
            <text:p>0,15936</text:p>
          </table:table-cell>
          <table:table-cell office:value-type="float" office:value="1.561670837568" table:formula="of:=[.B15]*9.7996413" table:style-name="ce1">
            <text:p>1,561670838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number-columns-repeated="2" table:style-name="ce1"/>
          <table:table-cell office:value-type="float" office:value="9.8012349000000011E-5" table:formula="of:=0.00001*9.7996413+[.B15]*0.0000001" table:style-name="ce1">
            <text:p>9,80123E-05</text:p>
          </table:table-cell>
          <table:table-cell table:number-columns-repeated="16376" table:style-name="ce1"/>
        </table:table-row>
        <table:table-row table:style-name="ro1">
          <table:table-cell office:value-type="float" office:value="2.75" table:style-name="ce1">
            <text:p>2,75</text:p>
          </table:table-cell>
          <table:table-cell office:value-type="float" office:value="0.15926000000000001" table:style-name="ce1">
            <text:p>0,15926</text:p>
          </table:table-cell>
          <table:table-cell office:value-type="float" office:value="1.5606908734380001" table:formula="of:=[.B16]*9.7996413" table:style-name="ce1">
            <text:p>1,560690873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number-columns-repeated="2" table:style-name="ce1"/>
          <table:table-cell office:value-type="float" office:value="9.801233900000001E-5" table:formula="of:=0.00001*9.7996413+[.B16]*0.0000001" table:style-name="ce1">
            <text:p>9,80123E-05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5914" table:style-name="ce1">
            <text:p>0,15914</text:p>
          </table:table-cell>
          <table:table-cell office:value-type="float" office:value="1.5595149164819999" table:formula="of:=[.B17]*9.7996413" table:style-name="ce1">
            <text:p>1,559514916</text:p>
          </table:table-cell>
          <table:table-cell office:value-type="float" office:value="0.03" table:style-name="ce1">
            <text:p>0,03</text:p>
          </table:table-cell>
          <table:table-cell office:value-type="string" table:style-name="ce1">
            <text:p>SF38</text:p>
          </table:table-cell>
          <table:table-cell table:number-columns-repeated="2" table:style-name="ce1"/>
          <table:table-cell office:value-type="float" office:value="9.8012327000000004E-5" table:formula="of:=0.00001*9.7996413+[.B17]*0.0000001" table:style-name="ce1">
            <text:p>9,80123E-0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Error masa</text:p>
          </table:table-cell>
          <table:table-cell office:value-type="string" table:style-name="ce1">
            <text:p>Error Gravedad</text:p>
          </table:table-cell>
          <table:table-cell table:number-columns-repeated="16382" table:style-name="ce1"/>
        </table:table-row>
        <table:table-row table:style-name="ro1">
          <table:table-cell office:value-type="float" office:value="1.0000000000000001E-5" table:formula="of:=0.01*10^-3" table:style-name="ce1">
            <text:p>0,00001</text:p>
          </table:table-cell>
          <table:table-cell office:value-type="float" office:value="9.9999999999999995E-8" table:style-name="ce1">
            <text:p>0,0000001</text:p>
          </table:table-cell>
          <table:table-cell table:number-columns-repeated="16382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dc:creator>Lem NR</dc:creator>
    <meta:creation-date>2025-04-01T18:56:36Z</meta:creation-date>
    <dc:date>2025-04-08T18:29:00Z</dc:date>
    <meta:editing-cycles>11</meta:editing-cycles>
    <meta:editing-duration>PT5373S</meta:editing-duration>
  </office:meta>
</office:document-meta>
</file>